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6d49c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7c447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paragraph-rsid="0006d49c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07c447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6d49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6d49c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d49c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c447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6d49c" style:text-blinking="false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61"/></text:span><text:span text:style-name="T2">Assignment-4</text:span></text:p>
      <text:p text:style-name="P6"><text:span text:style-name="T6">1.How are inline and block elements different from each other?</text:span></text:p>
      <text:p text:style-name="P4"><text:span text:style-name="T4"><text:s text:c="3"/>Block-level elements always start at new line and takes up the full width available</text:span></text:p>
      <text:p text:style-name="P4"><text:span text:style-name="T4">e.g. &lt;div&gt; , &lt;p&gt;, &lt;pre&gt;, &lt;form&gt; etc.</text:span></text:p>
      <text:p text:style-name="P4"><text:span text:style-name="T4"><text:s text:c="3"/>Inline element does not start on a new line and only takes up as much width as</text:span></text:p>
      <text:p text:style-name="P4"><text:span text:style-name="T4">necessary.</text:span></text:p>
      <text:p text:style-name="P4"><text:span text:style-name="T4">e.g. &lt;span&gt;, &lt;button&gt;, &lt;i&gt;, &lt;input&gt;, etc.<text:line-break/></text:span><text:span text:style-name="T3">2.Explain the difference between visibility:hidden and display:none?</text:span></text:p>
      <text:p text:style-name="P7"><text:span text:style-name="T3">Visibility:hidden </text:span><text:span text:style-name="T6">means that the tag with which it is used is not visible, but the</text:span></text:p>
      <text:p text:style-name="P7"><text:span text:style-name="T6">space is still allocated for it on the page.</text:span></text:p>
      <text:p text:style-name="P7"><text:span text:style-name="T6">Hello | &lt;span style=“visibility:hidden;”&gt;I am hidden&lt;/span&gt; | Hello</text:span></text:p>
      <text:p text:style-name="P5"><text:span text:style-name="T4">It will result in </text:span><text:span text:style-name="T3">:</text:span></text:p>
      <text:p text:style-name="P7"><text:span text:style-name="T6">Hello | <text:s text:c="29"/>| Hello</text:span></text:p>
      <text:p text:style-name="P7"><text:span text:style-name="T3">Display:none</text:span><text:span text:style-name="T6"> means that the tag with which it is used will not be visible and unlike</text:span></text:p>
      <text:p text:style-name="P7"><text:span text:style-name="T6">visibility:hidden, the space for it won’t be allocated on the page.</text:span></text:p>
      <text:p text:style-name="P7"><text:span text:style-name="T6">Hello | &lt;span style=“display:none;”&gt;I am hidden&lt;/span&gt; | Hello</text:span></text:p>
      <text:p text:style-name="P7"><text:span text:style-name="T6">It will result in :</text:span></text:p>
      <text:p text:style-name="P7"><text:span text:style-name="T6">Hello | | Hello</text:span></text:p>
      <text:p text:style-name="P5"><text:span text:style-name="T3">3. Explain the clear and float properties.?</text:span></text:p>
      <text:p text:style-name="P7"><text:span text:style-name="T6">The float property is used for positioning and formatting content</text:span></text:p>
      <text:p text:style-name="P7"><text:span text:style-name="T6">e.g. Letting an image floating to the left or right of a table</text:span></text:p>
      <text:p text:style-name="P7"><text:span text:style-name="T6">img {</text:span></text:p>
      <text:p text:style-name="P7"><text:span text:style-name="T6">float : right ;</text:span></text:p>
      <text:p text:style-name="P7"><text:span text:style-name="T6">}</text:span></text:p>
      <text:p text:style-name="P7"><text:span text:style-name="T6">&lt;p&gt; &lt;img src=“tonyStark.jpg”&gt; Iron Man &lt;/p&gt;</text:span></text:p>
      <text:p text:style-name="P7"><text:span text:style-name="T6"/></text:p>
      <text:p text:style-name="P7"><text:span text:style-name="T6">Float can have the following values:</text:span></text:p>
      <text:p text:style-name="P7"><text:span text:style-name="T6">1. Left</text:span></text:p>
      <text:p text:style-name="P7"><text:span text:style-name="T6">2. Right</text:span></text:p>
      <text:p text:style-name="P7"><text:span text:style-name="T6">3. None</text:span></text:p>
      <text:p text:style-name="P7"><text:span text:style-name="T6">4. Inherit</text:span></text:p>
      <text:p text:style-name="P7"><text:span text:style-name="T6">The clear property specifies what elements can float beside the cleared element</text:span></text:p>
      <text:p text:style-name="P7"><text:span text:style-name="T6">and on which side. It basically clears elements to the direction specified.</text:span></text:p>
      <text:p text:style-name="P5"><text:span text:style-name="T3">4. explain difference between absolute, relative,fixed and static.?</text:span></text:p>
      <text:p text:style-name="P5"><text:span text:style-name="T3">Static : </text:span><text:span text:style-name="T4">This is the default value. All elements are in order as they appear in the</text:span></text:p>
      <text:p text:style-name="P5"><text:span text:style-name="T4">document.</text:span></text:p>
      <text:p text:style-name="P5"><text:span text:style-name="T3">Relative </text:span><text:span text:style-name="T4">: the element is positioned relative to it’s normal position</text:span></text:p>
      <text:p text:style-name="P5"><text:span text:style-name="T4">When we set position relative to an element, without adding any other positioning</text:span></text:p>
      <text:p text:style-name="P5"><text:span text:style-name="T4">attributes(top, bottom, right, left), nothing will happen. When we add additional</text:span></text:p>
      <text:p text:style-name="P5"><text:span text:style-name="T4">position, such as, left:20px, the element will move 20px to the right from its normal</text:span></text:p>
      <text:p text:style-name="P5"><text:span text:style-name="T4">position. So, clearly it is moving relative to itself.</text:span></text:p>
      <text:p text:style-name="P5"><text:span text:style-name="T4">#some_element {</text:span></text:p>
      <text:p text:style-name="P5"><text:span text:style-name="T4">Position : relative ;</text:span></text:p>
      <text:p text:style-name="P5"><text:span text:style-name="T4">Left : 20px;</text:span></text:p>
      <text:p text:style-name="P5"><text:soft-page-break/><text:span text:style-name="T4">}</text:span></text:p>
      <text:p text:style-name="P5"><text:span text:style-name="T3">Absolute :</text:span><text:span text:style-name="T4"> The element is positioned absolute </text:span><text:span text:style-name="T5">to </text:span><text:span text:style-name="T4">it’s first positioned parent</text:span></text:p>
      <text:p text:style-name="P5"><text:span text:style-name="T4">It allows us to place our element precisely where we want it.</text:span></text:p>
      <text:p text:style-name="P5"><text:span text:style-name="T4">If, there is no positioned parent element, it will be positioned related directly to the</text:span></text:p>
      <text:p text:style-name="P5"><text:span text:style-name="T4">HTML element (The page itself)</text:span></text:p>
      <text:p text:style-name="P5"><text:span text:style-name="T4">#parent_element </text:span></text:p>
      <text:p text:style-name="P5"><text:span text:style-name="T4">{</text:span></text:p>
      <text:p text:style-name="P5"><text:span text:style-name="T4">Position : relative;</text:span></text:p>
      <text:p text:style-name="P5"><text:span text:style-name="T4">Width : 600px;</text:span></text:p>
      <text:p text:style-name="P5"><text:span text:style-name="T4">Height : 600px;</text:span></text:p>
      <text:p text:style-name="P5"><text:span text:style-name="T4">}</text:span></text:p>
      <text:p text:style-name="P5"><text:span text:style-name="T4">#child_element {</text:span></text:p>
      <text:p text:style-name="P5"><text:span text:style-name="T4">Position : absolute;</text:span></text:p>
      <text:p text:style-name="P5"><text:span text:style-name="T4">Right : 40px;</text:span></text:p>
      <text:p text:style-name="P5"><text:span text:style-name="T4">}</text:span></text:p>
      <text:p text:style-name="P5"><text:span text:style-name="T4">• Fixed : The element is positioned related to the browser</text:span><text:span text:style-name="T3"><text:line-break/>5. Write the HTML code to create a table in which there are 4 columns( ID , Employee Name, Designation, Department) and at least 6 rows. Also do some styling to it.<text:line-break/>6. Why do we use meta tags?</text:span></text:p>
      <text:p text:style-name="P5"><text:span text:style-name="T4">The &lt;meta&gt; tag provides metadata about the HTML document. Metadata will not be</text:span></text:p>
      <text:p text:style-name="P5"><text:span text:style-name="T4">displayed on the page, but will be machine parsable.</text:span></text:p>
      <text:p text:style-name="P5"><text:span text:style-name="T4">&lt;meta&gt; tag is typically used to specify page description, keywords, author of the</text:span></text:p>
      <text:p text:style-name="P5"><text:span text:style-name="T4">document, last modified and other meta data</text:span></text:p>
      <text:p text:style-name="P5"><text:span text:style-name="T4">The metadata can be used by the browsers, like how to display content or reload</text:span></text:p>
      <text:p text:style-name="P5"><text:span text:style-name="T4">page.</text:span></text:p>
      <text:p text:style-name="P5"><text:span text:style-name="T4">E.g.</text:span></text:p>
      <text:p text:style-name="P5"><text:span text:style-name="T4">&lt;head&gt;</text:span></text:p>
      <text:p text:style-name="P5"><text:span text:style-name="T4">&lt;meta charset=“UTF-8”&gt;</text:span></text:p>
      <text:p text:style-name="P5"><text:span text:style-name="T4">&lt;meta name=“keywords” content=“HTML, CSS, XML, JavaScript”&gt;</text:span></text:p>
      <text:p text:style-name="P5"><text:span text:style-name="T4">&lt;/hea</text:span><text:span text:style-name="T3"><text:line-break/>7. Explain box model.  ?</text:span></text:p>
      <text:p text:style-name="P7"><text:span text:style-name="T6">• All HTML elements can be considered as boxes. In CSS, this term is used when</text:span></text:p>
      <text:p text:style-name="P7"><text:span text:style-name="T6">talking about design and layout.</text:span></text:p>
      <text:p text:style-name="P7"><text:span text:style-name="T6">• It is essentially a box that wraps around every HTML element.</text:span></text:p>
      <text:p text:style-name="P7"><text:span text:style-name="T6">• It consists of : margins, borders, padding and the content.</text:span></text:p>
      <text:p text:style-name="P2">8. What are the different types of CSS Selectors? </text:p>
      <text:p text:style-name="P1">• CSS selectors are used to select the content you want to style. They are part of</text:p>
      <text:p text:style-name="P1">CSS rule set.</text:p>
      <text:p text:style-name="P1">• There are several types of selectors in CSS :</text:p>
      <text:p text:style-name="P2">8.1 CSS Element Selector:</text:p>
      <text:p text:style-name="P1">&lt;head&gt;</text:p>
      <text:p text:style-name="P1">&lt;style&gt;</text:p>
      <text:p text:style-name="P1"><text:soft-page-break/>p{</text:p>
      <text:p text:style-name="P1">color : red;</text:p>
      <text:p text:style-name="P1">}</text:p>
      <text:p text:style-name="P1">&lt;/syle&gt;</text:p>
      <text:p text:style-name="P1">&lt;/head&gt;</text:p>
      <text:p text:style-name="P1">&lt;body&gt;</text:p>
      <text:p text:style-name="P1">&lt;p&gt;Hello&lt;/p&gt;</text:p>
      <text:p text:style-name="P1">&lt;/body&gt;</text:p>
      <text:p text:style-name="P2">8.2 CSS id Selector</text:p>
      <text:p text:style-name="P1">&lt;head&gt;</text:p>
      <text:p text:style-name="P1">&lt;style&gt;</text:p>
      <text:p text:style-name="P1">#key {</text:p>
      <text:p text:style-name="P1">color : red;</text:p>
      <text:p text:style-name="P1">}</text:p>
      <text:p text:style-name="P1">&lt;/syle&gt;</text:p>
      <text:p text:style-name="P1">&lt;/head&gt;</text:p>
      <text:p text:style-name="P1">&lt;body&gt;</text:p>
      <text:p text:style-name="P1">&lt;p id=“key”&gt;Hello&lt;/p&gt;</text:p>
      <text:p text:style-name="P1">&lt;/body&gt;</text:p>
      <text:p text:style-name="P2">8.3 CSS class selector</text:p>
      <text:p text:style-name="P1">&lt;head&gt;</text:p>
      <text:p text:style-name="P1">&lt;style&gt;</text:p>
      <text:p text:style-name="P1">.key {</text:p>
      <text:p text:style-name="P1">color : red;</text:p>
      <text:p text:style-name="P1">}</text:p>
      <text:p text:style-name="P1">&lt;/syle&gt;</text:p>
      <text:p text:style-name="P1">&lt;/head&gt;</text:p>
      <text:p text:style-name="P1">&lt;body&gt;</text:p>
      <text:p text:style-name="P1">&lt;p class=“key”&gt;Hello&lt;/p&gt;</text:p>
      <text:p text:style-name="P1">&lt;/body&gt;</text:p>
      <text:p text:style-name="P2">8.4 CSS Universal selector</text:p>
      <text:p text:style-name="P1">&lt;head&gt;</text:p>
      <text:p text:style-name="P1">&lt;style&gt;</text:p>
      <text:p text:style-name="P1">* {</text:p>
      <text:p text:style-name="P1"><text:soft-page-break/>color : red;</text:p>
      <text:p text:style-name="P1">}</text:p>
      <text:p text:style-name="P1">&lt;/syle&gt;</text:p>
      <text:p text:style-name="P1">&lt;/head&gt;</text:p>
      <text:p text:style-name="P1">&lt;body&gt;</text:p>
      <text:p text:style-name="P1">&lt;h1&gt;Big Hello&lt;/h1&gt;</text:p>
      <text:p text:style-name="P1">&lt;p&gt;Hello&lt;/p&gt;</text:p>
      <text:p text:style-name="P1">&lt;/body&gt;</text:p>
      <text:p text:style-name="P2">8.5 CSS group selector</text:p>
      <text:p text:style-name="P1">&lt;head&gt;</text:p>
      <text:p text:style-name="P1">&lt;style&gt;</text:p>
      <text:p text:style-name="P1">h1, p {</text:p>
      <text:p text:style-name="P1">color : red;</text:p>
      <text:p text:style-name="P1">}</text:p>
      <text:p text:style-name="P1">&lt;/syle&gt;</text:p>
      <text:p text:style-name="P1">&lt;/head&gt;</text:p>
      <text:p text:style-name="P1">&lt;body&gt;</text:p>
      <text:p text:style-name="P1">&lt;h1&gt;Big Hello&lt;/h1&gt;</text:p>
      <text:p text:style-name="P1">&lt;p&gt;Hello&lt;/p&gt;</text:p>
      <text:p text:style-name="P1">&lt;h2&gt;Bye&lt;/h2&gt;</text:p>
      <text:p text:style-name="P1">&lt;/body&gt;</text:p>
      <text:p text:style-name="P2">9. Define Doctype.?</text:p>
      <text:p text:style-name="P1">• The &lt;!DOCTYPE&gt; declaration must be the very first thing in your HTML</text:p>
      <text:p text:style-name="P1">document, before the &lt;html&gt; tag.</text:p>
      <text:p text:style-name="P1">• The &lt;!DOCTYPE&gt; declaration is not an HTML tag; it is an instruction to the web</text:p>
      <text:p text:style-name="P1">browser about what version of HTML the page is written in.</text:p>
      <text:p text:style-name="P1">• In HTML 4.01, the &lt;!DOCTYPE&gt; declaration refers to a DTD, because HTML</text:p>
      <text:p text:style-name="P1">4.01 was based on SGML. The DTD specifies the rules for the markup language,</text:p>
      <text:p text:style-name="P1">so that the browsers render the content correctly.</text:p>
      <text:p text:style-name="P1">• HTML5 is not based on SGML, and therefore does not require a reference to a</text:p>
      <text:p text:style-name="P1">DTD.</text:p>
      <text:p text:style-name="P2">10. Explain 5 HTML5 semantic tags.?</text:p>
      <text:p text:style-name="P2">10.1 &lt;section&gt; (Section)</text:p>
      <text:p text:style-name="P1">A section is thematic grouping of content, typically with a heading.</text:p>
      <text:p text:style-name="P2"><text:soft-page-break/>10.2 &lt;article&gt; (Article)</text:p>
      <text:p text:style-name="P1">This element specifies independent, self-contained content. An article should make</text:p>
      <text:p text:style-name="P1">sense on its own, and it should be possible to read it independently from the rest of</text:p>
      <text:p text:style-name="P1">the web site</text:p>
      <text:p text:style-name="P1"><text:span text:style-name="T7">10.3 &lt;header&gt; (Article</text:span>)</text:p>
      <text:p text:style-name="P1">It should be used as a container for introductory content at the top generally.</text:p>
      <text:p text:style-name="P2">10.4 &lt;footer&gt; (Footer)</text:p>
      <text:p text:style-name="P1">It should contain information about it’s containing element. A footer typically</text:p>
      <text:p text:style-name="P1">contains the author of the document, copyright information, links to terms of use, etc.</text:p>
      <text:p text:style-name="P1">1<text:span text:style-name="T7">0.5 &lt;nav&gt; (Navigation)</text:span></text:p>
      <text:p text:style-name="P1">This tag defines a set of navigation links</text:p>
      <text:p text:style-name="P1"/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1:09:00.079373242</meta:creation-date>
    <dc:date>2019-02-11T22:48:49.575846758</dc:date>
    <meta:editing-duration>PT13M2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5" meta:paragraph-count="159" meta:word-count="897" meta:character-count="5259" meta:non-whitespace-character-count="4422"/>
  </office:meta>
</office:document-meta>
</file>